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ebdings" svg:font-family="Webdings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 Black2" svg:font-family="'Arial Black'" style:font-family-generic="roman"/>
    <style:font-face style:name="MS Gothic" svg:font-family="'MS Gothic'" style:font-pitch="variable"/>
    <style:font-face style:name="Mangal3" svg:font-family="Mangal" style:font-pitch="variable"/>
    <style:font-face style:name="Microsoft YaHei3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6666" draw:marker-start-width="0.44cm" draw:marker-end-width="0.44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666666" draw:marker-start-width="0.44cm" draw:marker-end-width="0.44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666666" draw:marker-start-width="0.25cm" draw:marker-end-width="0.2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cm" svg:stroke-color="#b80047" draw:marker-start-width="0.425cm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path draw:style-name="gr1" draw:text-style-name="P1" draw:layer="layout" svg:width="0cm" svg:height="0.794cm" svg:x="12.847cm" svg:y="18.347cm" svg:viewBox="0 0 0 795" svg:d="M0 0c0 264 0 529 0 795">
              <text:p/>
            </draw:path>
            <draw:path draw:style-name="gr1" draw:text-style-name="P1" draw:layer="layout" svg:width="0cm" svg:height="1.931cm" svg:x="14.336cm" svg:y="18.348cm" svg:viewBox="0 0 0 1932" svg:d="M0 0c0 643 0 1288 0 1932">
              <text:p/>
            </draw:path>
            <draw:ellipse draw:style-name="gr2" draw:text-style-name="P1" draw:layer="layout" svg:width="0.505cm" svg:height="1.34cm" svg:x="13.339cm" svg:y="18.366cm">
              <text:p/>
            </draw:ellipse>
            <draw:ellipse draw:style-name="gr2" draw:text-style-name="P1" draw:layer="layout" svg:width="0.585cm" svg:height="2.298cm" svg:x="14.788cm" svg:y="18.366cm">
              <text:p/>
            </draw:ellipse>
            <draw:line draw:style-name="gr3" draw:text-style-name="P1" draw:layer="layout" svg:x1="15.825cm" svg:y1="18.347cm" svg:x2="15.825cm" svg:y2="21.238cm">
              <text:p/>
            </draw:line>
          </draw:g>
          <draw:path draw:style-name="gr4" draw:text-style-name="P1" draw:layer="layout" svg:width="2.796cm" svg:height="1.994cm" svg:x="12.825cm" svg:y="19.352cm" svg:viewBox="0 0 2797 1995" svg:d="M2797 1895c-95 170-138 97-202-26s-105-241-200-29c-94 262-137 150-202-36s-107-359-199-39v-7c-93 388-136 224-202-46-66-272-107-518-199-55-94 552-135 322-201-60-65-383-110-719-201-69v-3c-91 763-136 444-199-77-64-520-109-989-200-105-92 1027-136 598-200-98-65-697-106-1288-200-110-94 1352-137 788-197-121-60-911-101-1672-195-13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ebdings" svg:font-family="Webdings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 Black2" svg:font-family="'Arial Black'" style:font-family-generic="roman"/>
    <style:font-face style:name="MS Gothic" svg:font-family="'MS Gothic'" style:font-pitch="variable"/>
    <style:font-face style:name="Mangal3" svg:font-family="Mangal" style:font-pitch="variable"/>
    <style:font-face style:name="Microsoft YaHei3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Standard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2-11-01T14:22:33.91</meta:creation-date>
    <dc:date>2016-03-16T09:50:52.415000000</dc:date>
    <meta:editing-duration>PT19H50M11S</meta:editing-duration>
    <meta:editing-cycles>17</meta:editing-cycles>
    <meta:generator>LibreOffice/4.4.7.2$Windows_x86 LibreOffice_project/f3153a8b245191196a4b6b9abd1d0da16eead600</meta:generator>
    <meta:document-statistic meta:object-count="8"/>
  </office:meta>
</office:document-meta>
</file>